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11.94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objectwithoutfill">
      <style:graphic-properties draw:stroke="dash" draw:stroke-dash="Line_20_Style_20_9" svg:stroke-color="#000000"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828cm" fo:min-width="3.81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341cm" fo:min-width="1.495cm"/>
    </style:style>
    <style:style style:name="gr8" style:family="graphic" style:parent-style-name="standard">
      <style:graphic-properties draw:textarea-horizontal-align="justify" draw:textarea-vertical-align="middle" draw:auto-grow-height="false" fo:min-height="1.02cm" fo:min-width="12.708cm"/>
    </style:style>
    <style:style style:name="gr9" style:family="graphic" style:parent-style-name="objectwithoutfill">
      <style:graphic-properties draw:stroke="dash" draw:stroke-dash="Dashed_20__28_var_29_" svg:stroke-color="#000000"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8.136cm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10.168cm"/>
    </style:style>
    <style:style style:name="gr12" style:family="graphic" style:parent-style-name="standard">
      <style:graphic-properties draw:textarea-horizontal-align="justify" draw:textarea-vertical-align="middle" draw:auto-grow-height="false" fo:min-height="1.02cm" fo:min-width="10.93cm"/>
    </style:style>
    <style:style style:name="gr13" style:family="graphic" style:parent-style-name="standard">
      <style:graphic-properties draw:textarea-horizontal-align="justify" draw:textarea-vertical-align="middle" draw:auto-grow-height="false" fo:min-height="0.451cm" fo:min-width="2.899cm"/>
    </style:style>
    <style:style style:name="gr14" style:family="graphic" style:parent-style-name="standard">
      <style:graphic-properties draw:textarea-horizontal-align="justify" draw:textarea-vertical-align="middle" draw:auto-grow-height="false" fo:min-height="5.338cm" fo:min-width="15.248cm"/>
    </style:style>
    <style:style style:name="gr15" style:family="graphic" style:parent-style-name="standard">
      <style:graphic-properties draw:textarea-horizontal-align="justify" draw:textarea-vertical-align="middle" draw:auto-grow-height="false" fo:min-height="2.544cm" fo:min-width="11.438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000000" fo:font-size="22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Categoriz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simple categ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tegory with jects; Horse Pig, Dog, Cow</text:p>
              </text:list-item>
              <text:list-item>
                <text:p>box represents an ‘is-a’ relation </text:p>
                <text:p/>
              </text:list-item>
            </text:list>
          </draw:text-box>
        </draw:frame>
        <draw:custom-shape draw:style-name="gr2" draw:text-style-name="P2" draw:layer="layout" svg:width="12.446cm" svg:height="2.54cm" svg:x="6.096cm" svg:y="9.398cm">
          <text:p text:style-name="P2">Horse <text:s/>Pig <text:s/>Dog <text:s/>Cow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794cm" svg:height="0.962cm" svg:x="10.895cm" svg:y="8.474cm">
          <draw:text-box>
            <text:p>Animals</text:p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Category Structural Hierarchy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dd super-category ‘Farm Buildings’</text:p>
              </text:list-item>
              <text:list-item>
                <text:p>Animals are in Farm Buildings: reverse ‘has-a’</text:p>
              </text:list-item>
            </text:list>
          </draw:text-box>
        </draw:frame>
        <draw:custom-shape draw:style-name="gr2" draw:text-style-name="P2" draw:layer="layout" svg:width="12.446cm" svg:height="2.54cm" svg:x="7.366cm" svg:y="9.052cm">
          <text:p text:style-name="P2">Horse <text:s/>Pig <text:s/>Dog <text:s/>Cow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794cm" svg:height="0.962cm" svg:x="12.165cm" svg:y="8.128cm">
          <draw:text-box>
            <text:p>Animals</text:p>
          </draw:text-box>
        </draw:frame>
        <draw:custom-shape draw:style-name="gr2" draw:text-style-name="P2" draw:layer="layout" svg:width="12.446cm" svg:height="2.54cm" svg:x="7.874cm" svg:y="14.387cm">
          <text:p text:style-name="P2">Barn <text:s/>House <text:s/>Garage <text:s/>Smokehouse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35cm" svg:height="0.962cm" svg:x="12.954cm" svg:y="13.425cm">
          <draw:text-box>
            <text:p>Farm Buildings</text:p>
          </draw:text-box>
        </draw:frame>
        <draw:line draw:style-name="gr4" draw:text-style-name="P4" draw:layer="layout" svg:x1="19.812cm" svg:y1="11.592cm" svg:x2="20.32cm" svg:y2="14.387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jects Structural Hierarchy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jects can share a common superject</text:p>
              </text:list-item>
              <text:list-item>
                <text:p>Horse, Pig, Cow are in a Barn: reverse ‘has-a’</text:p>
              </text:list-item>
            </text:list>
          </draw:text-box>
        </draw:frame>
        <draw:custom-shape draw:style-name="gr2" draw:text-style-name="P2" draw:layer="layout" svg:width="12.446cm" svg:height="2.54cm" svg:x="7.112cm" svg:y="9.397cm">
          <text:p text:style-name="P2">Horse <text:s/>Pig <text:s/>Cow <text:s text:c="7"/>Dog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794cm" svg:height="0.962cm" svg:x="11.911cm" svg:y="8.473cm">
          <draw:text-box>
            <text:p>Animals</text:p>
          </draw:text-box>
        </draw:frame>
        <draw:custom-shape draw:style-name="gr2" draw:text-style-name="P2" draw:layer="layout" svg:width="12.446cm" svg:height="2.54cm" svg:x="7.62cm" svg:y="14.732cm">
          <text:p text:style-name="P2">Barn <text:s/>House <text:s/>Garage <text:s/>Smokehouse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842cm" svg:height="0.962cm" svg:x="11.176cm" svg:y="13.77cm">
          <draw:text-box>
            <text:p>Farm <text:s/>Buildings</text:p>
          </draw:text-box>
        </draw:frame>
        <draw:line draw:style-name="gr4" draw:text-style-name="P4" draw:layer="layout" svg:x1="19.558cm" svg:y1="11.937cm" svg:x2="20.066cm" svg:y2="14.732cm">
          <text:p/>
        </draw:line>
        <draw:custom-shape draw:style-name="gr5" draw:text-style-name="P2" draw:layer="layout" svg:width="6.096cm" svg:height="1.524cm" svg:x="9.074cm" svg:y="9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1.684cm" svg:y1="11.456cm" svg:x2="10.16cm" svg:y2="15.747cm">
          <text:p/>
        </draw:line>
        <draw:line draw:style-name="gr6" draw:text-style-name="P4" draw:layer="layout" svg:x1="16.256cm" svg:y1="10.921cm" svg:x2="11.938cm" svg:y2="15.747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jects / subject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Viewed in reverse, jects have subjects</text:p>
              </text:list-item>
              <text:list-item>
                <text:p>Barn has Horse, Pig, Cow: ‘has-a’ relationship</text:p>
              </text:list-item>
            </text:list>
          </draw:text-box>
        </draw:frame>
        <draw:custom-shape draw:style-name="gr2" draw:text-style-name="P2" draw:layer="layout" svg:width="12.446cm" svg:height="2.54cm" svg:x="6.858cm" svg:y="5.587cm">
          <text:p text:style-name="P2">Horse <text:s/>Pig <text:s/>Cow <text:s text:c="7"/>Dog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794cm" svg:height="0.962cm" svg:x="11.657cm" svg:y="4.663cm">
          <draw:text-box>
            <text:p>Animals</text:p>
          </draw:text-box>
        </draw:frame>
        <draw:custom-shape draw:style-name="gr2" draw:text-style-name="P2" draw:layer="layout" svg:width="12.446cm" svg:height="2.54cm" svg:x="7.366cm" svg:y="10.922cm">
          <text:p text:style-name="P2">Barn <text:s/>House <text:s/>Garage <text:s/>Smokehouse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826cm" svg:height="0.962cm" svg:x="10.922cm" svg:y="9.96cm">
          <draw:text-box>
            <text:p>Farm Buildings</text:p>
          </draw:text-box>
        </draw:frame>
        <draw:line draw:style-name="gr4" draw:text-style-name="P4" draw:layer="layout" svg:x1="19.812cm" svg:y1="10.922cm" svg:x2="19.304cm" svg:y2="8.127cm">
          <text:p/>
        </draw:line>
        <draw:custom-shape draw:style-name="gr5" draw:text-style-name="P2" draw:layer="layout" svg:width="6.096cm" svg:height="1.524cm" svg:x="8.82cm" svg:y="6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9.652cm" svg:y1="11.683cm" svg:x2="10.668cm" svg:y2="7.619cm">
          <text:p/>
        </draw:line>
        <draw:line draw:style-name="gr6" draw:text-style-name="P4" draw:layer="layout" svg:x1="11.938cm" svg:y1="11.937cm" svg:x2="15.748cm" svg:y2="7.365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jects / subject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We add an additional relationship</text:p>
              </text:list-item>
              <text:list-item>
                <text:p>Pig and Cow are sometimes in smokehouse</text:p>
              </text:list-item>
            </text:list>
          </draw:text-box>
        </draw:frame>
        <draw:custom-shape draw:style-name="gr2" draw:text-style-name="P2" draw:layer="layout" svg:width="12.446cm" svg:height="2.54cm" svg:x="6.858cm" svg:y="5.587cm">
          <text:p text:style-name="P2">Horse <text:s/>Pig <text:s/>Cow <text:s text:c="7"/>Dog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794cm" svg:height="0.962cm" svg:x="11.657cm" svg:y="4.663cm">
          <draw:text-box>
            <text:p>Animals</text:p>
          </draw:text-box>
        </draw:frame>
        <draw:custom-shape draw:style-name="gr2" draw:text-style-name="P2" draw:layer="layout" svg:width="12.446cm" svg:height="2.54cm" svg:x="7.366cm" svg:y="10.922cm">
          <text:p text:style-name="P2">Barn <text:s/>House <text:s/>Garage <text:s/>Smokehouse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826cm" svg:height="0.962cm" svg:x="10.922cm" svg:y="9.96cm">
          <draw:text-box>
            <text:p>Farm Buildings</text:p>
          </draw:text-box>
        </draw:frame>
        <draw:line draw:style-name="gr4" draw:text-style-name="P4" draw:layer="layout" svg:x1="19.812cm" svg:y1="10.922cm" svg:x2="19.304cm" svg:y2="8.127cm">
          <text:p/>
        </draw:line>
        <draw:custom-shape draw:style-name="gr5" draw:text-style-name="P2" draw:layer="layout" svg:width="6.096cm" svg:height="1.524cm" svg:x="8.82cm" svg:y="6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9.652cm" svg:y1="11.683cm" svg:x2="10.668cm" svg:y2="7.619cm">
          <text:p/>
        </draw:line>
        <draw:line draw:style-name="gr6" draw:text-style-name="P4" draw:layer="layout" svg:x1="11.938cm" svg:y1="11.937cm" svg:x2="15.748cm" svg:y2="7.365cm">
          <text:p/>
        </draw:line>
        <draw:custom-shape draw:style-name="gr7" draw:text-style-name="P2" draw:layer="layout" svg:width="2.821cm" svg:height="2.249cm" svg:x="11.504cm" svg:y="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6.51cm" svg:y1="11.684cm" svg:x2="13.716cm" svg:y2="7.646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parallel categories</text:p>
          </draw:text-box>
        </draw:frame>
        <draw:frame presentation:style-name="pr7" draw:layer="layout" svg:width="25.199cm" svg:height="12.179cm" svg:x="1.4cm" svg:y="3.569cm" presentation:class="outline" presentation:user-transformed="true">
          <draw:text-box>
            <text:list text:style-name="L2">
              <text:list-item>
                <text:p>The same ject in different categories can have <text:s/>different names. <text:span text:style-name="T1">Horse = E. ferus, Pig = S. domesticus, etc.</text:span></text:p>
              </text:list-item>
            </text:list>
          </draw:text-box>
        </draw:frame>
        <draw:custom-shape draw:style-name="gr8" draw:text-style-name="P2" draw:layer="layout" svg:width="13.208cm" svg:height="1.27cm" svg:x="0.783cm" svg:y="8.155cm">
          <text:p text:style-name="P2">E. ferus <text:s/>S. domesticus <text:s/>B. taurus <text:s/>C. familiari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446cm" svg:height="2.54cm" svg:x="14.428cm" svg:y="8.063cm">
          <text:p text:style-name="P2">Horse <text:s/>Pig <text:s/>Cow <text:s text:c="7"/>Dog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794cm" svg:height="0.962cm" svg:x="19.227cm" svg:y="7.139cm">
          <draw:text-box>
            <text:p>Animals</text:p>
          </draw:text-box>
        </draw:frame>
        <draw:custom-shape draw:style-name="gr2" draw:text-style-name="P2" draw:layer="layout" svg:width="12.446cm" svg:height="2.54cm" svg:x="14.936cm" svg:y="13.398cm">
          <text:p text:style-name="P2">Barn <text:s/>House <text:s/>Garage <text:s/>Smokehouse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334cm" svg:height="0.962cm" svg:x="18.492cm" svg:y="12.436cm">
          <draw:text-box>
            <text:p>Farm Buildings</text:p>
          </draw:text-box>
        </draw:frame>
        <draw:line draw:style-name="gr9" draw:text-style-name="P4" draw:layer="layout" svg:x1="26.874cm" svg:y1="10.603cm" svg:x2="27.382cm" svg:y2="13.398cm">
          <text:p/>
        </draw:line>
        <draw:custom-shape draw:style-name="gr5" draw:text-style-name="P2" draw:layer="layout" svg:width="6.096cm" svg:height="1.524cm" svg:x="16.39cm" svg:y="8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9.762cm" svg:y1="10.095cm" svg:x2="17.476cm" svg:y2="14.413cm">
          <text:p/>
        </draw:line>
        <draw:line draw:style-name="gr6" draw:text-style-name="P4" draw:layer="layout" svg:x1="23.826cm" svg:y1="9.841cm" svg:x2="19.254cm" svg:y2="14.413cm">
          <text:p/>
        </draw:line>
        <draw:frame draw:style-name="gr3" draw:text-style-name="P3" draw:layer="layout" svg:width="5.334cm" svg:height="0.962cm" svg:x="1.291cm" svg:y="7.393cm">
          <draw:text-box>
            <text:p>Species</text:p>
          </draw:text-box>
        </draw:frame>
        <draw:custom-shape draw:style-name="gr10" draw:text-style-name="P2" draw:layer="layout" svg:width="8.636cm" svg:height="1.27cm" svg:x="2.815cm" svg:y="10.949cm">
          <text:p text:style-name="P2">Equus Sus Bos Canis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318cm" svg:height="0.962cm" svg:x="1.545cm" svg:y="10.187cm">
          <draw:text-box>
            <text:p>Genus</text:p>
          </draw:text-box>
        </draw:frame>
        <draw:custom-shape draw:style-name="gr11" draw:text-style-name="P2" draw:layer="layout" svg:width="10.668cm" svg:height="1.27cm" svg:x="1.799cm" svg:y="13.489cm">
          <text:p text:style-name="P2">Equidae Suidae Bovidae <text:s/>Canidae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1.43cm" svg:height="1.27cm" svg:x="1.545cm" svg:y="16.029cm">
          <text:p text:style-name="P2">Perissodactyla Artiodactyla Carnivora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572cm" svg:height="0.962cm" svg:x="1.545cm" svg:y="12.473cm">
          <draw:text-box>
            <text:p>Family</text:p>
          </draw:text-box>
        </draw:frame>
        <draw:frame draw:style-name="gr3" draw:text-style-name="P3" draw:layer="layout" svg:width="3.81cm" svg:height="0.962cm" svg:x="1.545cm" svg:y="15.267cm">
          <draw:text-box>
            <text:p>Order</text:p>
          </draw:text-box>
        </draw:frame>
        <draw:custom-shape draw:style-name="gr13" draw:text-style-name="P2" draw:layer="layout" svg:width="4.805cm" svg:height="0.989cm" svg:x="4.652cm" svg:y="13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7.112cm" svg:y1="14.586cm" svg:x2="7.387cm" svg:y2="16.537cm">
          <text:p/>
        </draw:line>
        <draw:line draw:style-name="gr6" draw:text-style-name="P4" draw:layer="layout" svg:x1="5.355cm" svg:y1="9.171cm" svg:x2="6.625cm" svg:y2="11.203cm">
          <text:p/>
        </draw:line>
        <draw:line draw:style-name="gr6" draw:text-style-name="P4" draw:layer="layout" svg:x1="8.657cm" svg:y1="9.171cm" svg:x2="7.895cm" svg:y2="11.457cm">
          <text:p/>
        </draw:line>
        <draw:line draw:style-name="gr6" draw:text-style-name="P4" draw:layer="layout" svg:x1="2.053cm" svg:y1="9.171cm" svg:x2="4.847cm" svg:y2="11.457cm">
          <text:p/>
        </draw:line>
        <draw:line draw:style-name="gr6" draw:text-style-name="P4" draw:layer="layout" svg:x1="11.705cm" svg:y1="8.917cm" svg:x2="9.673cm" svg:y2="11.457cm">
          <text:p/>
        </draw:line>
        <draw:line draw:style-name="gr6" draw:text-style-name="P4" draw:layer="layout" svg:x1="5.101cm" svg:y1="11.965cm" svg:x2="3.577cm" svg:y2="13.743cm">
          <text:p/>
        </draw:line>
        <draw:line draw:style-name="gr6" draw:text-style-name="P4" draw:layer="layout" svg:x1="6.625cm" svg:y1="11.965cm" svg:x2="5.863cm" svg:y2="13.997cm">
          <text:p/>
        </draw:line>
        <draw:line draw:style-name="gr6" draw:text-style-name="P4" draw:layer="layout" svg:x1="7.895cm" svg:y1="11.965cm" svg:x2="7.895cm" svg:y2="13.997cm">
          <text:p/>
        </draw:line>
        <draw:line draw:style-name="gr6" draw:text-style-name="P4" draw:layer="layout" svg:x1="9.673cm" svg:y1="11.965cm" svg:x2="10.943cm" svg:y2="13.743cm">
          <text:p/>
        </draw:line>
        <draw:line draw:style-name="gr6" draw:text-style-name="P4" draw:layer="layout" svg:x1="10.943cm" svg:y1="14.505cm" svg:x2="10.943cm" svg:y2="16.283cm">
          <text:p/>
        </draw:line>
        <draw:line draw:style-name="gr6" draw:text-style-name="P4" draw:layer="layout" svg:x1="3.577cm" svg:y1="14.505cm" svg:x2="4.085cm" svg:y2="16.537cm">
          <text:p/>
        </draw:line>
        <draw:line draw:style-name="gr9" draw:text-style-name="P4" draw:layer="layout" svg:x1="12.721cm" svg:y1="9.425cm" svg:x2="11.451cm" svg:y2="10.949cm">
          <text:p/>
        </draw:line>
        <draw:line draw:style-name="gr9" draw:text-style-name="P4" draw:layer="layout" svg:x1="11.451cm" svg:y1="12.218cm" svg:x2="12.467cm" svg:y2="13.489cm">
          <text:p/>
        </draw:line>
        <draw:line draw:style-name="gr9" draw:text-style-name="P4" draw:layer="layout" svg:x1="12.467cm" svg:y1="14.759cm" svg:x2="12.975cm" svg:y2="16.029cm">
          <text:p/>
        </draw:line>
        <draw:custom-shape draw:style-name="gr7" draw:text-style-name="P2" draw:layer="layout" svg:width="2.821cm" svg:height="2.249cm" svg:x="19.065cm" svg:y="8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24.13cm" svg:y1="14.198cm" svg:x2="21.336cm" svg:y2="10.16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Taxonomic Hierarchy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 ject can become a category for other jects</text:p>
              </text:list-item>
              <text:list-item>
                <text:p>e.g. Horse is a ject, is-a animal</text:p>
              </text:list-item>
              <text:list-item>
                <text:p>Secretariat is-a Horse </text:p>
              </text:list-item>
            </text:list>
          </draw:text-box>
        </draw:frame>
        <draw:custom-shape draw:style-name="gr14" draw:text-style-name="P2" draw:layer="layout" svg:width="15.748cm" svg:height="5.588cm" svg:x="7.62cm" svg:y="10.66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318cm" svg:height="0.962cm" svg:x="14.986cm" svg:y="9.906cm">
          <draw:text-box>
            <text:p>Animal</text:p>
          </draw:text-box>
        </draw:frame>
        <draw:custom-shape draw:style-name="gr15" draw:text-style-name="P2" draw:layer="layout" svg:width="11.938cm" svg:height="2.794cm" svg:x="9.652cm" svg:y="11.938cm">
          <text:p text:style-name="P2">Secretariat <text:s/>Seabiscuit <text:s/>Seattle Slew <text:s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54cm" svg:height="0.962cm" svg:x="11.176cm" svg:y="10.976cm">
          <draw:text-box>
            <text:p>Horse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99ccff" draw:opacity="27%" draw:textarea-horizontal-align="justify" fo:padding-top="0.125cm" fo:padding-bottom="0.125cm" fo:padding-left="0.25cm" fo:padding-right="0.25cm" draw:shadow="hidden" draw:shadow-offset-x="0.2cm" draw:shadow-offset-y="0.2cm" draw:shadow-color="#808080" draw:shadow-opacity="27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31T17:59:42.911822082</meta:creation-date>
    <meta:editing-duration>P2DT2H25M41S</meta:editing-duration>
    <meta:editing-cycles>8</meta:editing-cycles>
    <meta:generator>LibreOffice/6.0.7.3$Linux_X86_64 LibreOffice_project/00m0$Build-3</meta:generator>
    <dc:title>Blue Curve</dc:title>
    <dc:date>2019-02-09T18:27:19.271743644</dc:date>
    <meta:document-statistic meta:object-count="136"/>
  </office:meta>
</office:document-meta>
</file>